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00000004F0A113052D9853384.png" manifest:media-type="image/png"/>
  <manifest:file-entry manifest:full-path="Pictures/10000001000001E80000008A157EB0C41A21B149.png" manifest:media-type="image/png"/>
  <manifest:file-entry manifest:full-path="Pictures/1000000100000535000000CB2801A45D488337C3.png" manifest:media-type="image/png"/>
  <manifest:file-entry manifest:full-path="Pictures/1000000100000717000003397CE53E3086BEF737.png" manifest:media-type="image/png"/>
  <manifest:file-entry manifest:full-path="Pictures/1000000100000329000002D323C830D762F7E997.png" manifest:media-type="image/png"/>
  <manifest:file-entry manifest:full-path="Pictures/10000001000002CF0000012B89D9C39E4646D8D9.png" manifest:media-type="image/png"/>
  <manifest:file-entry manifest:full-path="Pictures/1000000100000357000001846D4D76DA413D2C98.png" manifest:media-type="image/png"/>
  <manifest:file-entry manifest:full-path="Pictures/100000010000071B0000033ABD6845A226A09EAA.png" manifest:media-type="image/png"/>
  <manifest:file-entry manifest:full-path="Pictures/10000001000001AA0000015E2BE1334AA1D357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88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5.8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20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07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58cm, 5.90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64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2cm, 5.006cm, 3.90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4cm, 3.255cm, 2.153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.639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5cm, 6.789cm, 0.77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55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678cm, 0cm, 6.227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71cm" svg:height="6.971cm" svg:x="3.979cm" svg:y="27.25cm">
          <draw:image xlink:href="Pictures/10000001000001AA0000015E2BE1334AA1D357CC.png" xlink:type="simple" xlink:show="embed" xlink:actuate="onLoad" draw:mime-type="image/png">
            <text:p/>
          </draw:image>
        </draw:frame>
        <draw:frame draw:style-name="gr2" draw:text-style-name="P1" draw:layer="layout" svg:width="8.797cm" svg:height="8.626cm" svg:x="11.25cm" svg:y="10.539cm">
          <draw:image xlink:href="Pictures/100000010000071B0000033ABD6845A226A09EAA.png" xlink:type="simple" xlink:show="embed" xlink:actuate="onLoad" draw:mime-type="image/png">
            <text:p/>
          </draw:image>
        </draw:frame>
        <draw:frame draw:style-name="gr3" draw:text-style-name="P1" draw:layer="layout" svg:width="8.75cm" svg:height="8.621cm" svg:x="11.25cm" svg:y="1.629cm">
          <draw:image xlink:href="Pictures/1000000100000357000001846D4D76DA413D2C98.png" xlink:type="simple" xlink:show="embed" xlink:actuate="onLoad" draw:mime-type="image/png">
            <text:p/>
          </draw:image>
        </draw:frame>
        <draw:frame draw:style-name="gr4" draw:text-style-name="P1" draw:layer="layout" svg:width="18.999cm" svg:height="1.9cm" svg:x="-15.249cm" svg:y="13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5" draw:text-style-name="P1" draw:layer="layout" svg:width="12.749cm" svg:height="1.999cm" svg:x="-15cm" svg:y="7.751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6" draw:text-style-name="P1" draw:layer="layout" svg:width="9.249cm" svg:height="8.635cm" svg:x="29.5cm" svg:y="17.865cm">
          <draw:image xlink:href="Pictures/1000000100000717000003397CE53E3086BEF737.png" xlink:type="simple" xlink:show="embed" xlink:actuate="onLoad" draw:mime-type="image/png">
            <text:p/>
          </draw:image>
        </draw:frame>
        <draw:frame draw:style-name="gr7" draw:text-style-name="P1" draw:layer="layout" svg:width="13.999cm" svg:height="2.249cm" svg:x="-15cm" svg:y="1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8" draw:text-style-name="P1" draw:layer="layout" svg:width="15.748cm" svg:height="1.75cm" svg:x="-15.249cm" svg:y="10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9" draw:text-style-name="P2" draw:layer="layout" svg:width="16.5cm" svg:height="2.892cm" svg:x="-9cm" svg:y="19.858cm">
          <draw:image xlink:href="Pictures/1000000100000535000000CB2801A45D488337C3.png" xlink:type="simple" xlink:show="embed" xlink:actuate="onLoad" draw:mime-type="image/png">
            <text:p/>
          </draw:image>
        </draw:frame>
        <draw:frame draw:style-name="gr10" draw:text-style-name="P2" draw:layer="layout" svg:width="12.912cm" svg:height="3.65cm" svg:x="-9cm" svg:y="23.75cm">
          <draw:image xlink:href="Pictures/10000001000001E80000008A157EB0C41A21B149.png" xlink:type="simple" xlink:show="embed" xlink:actuate="onLoad" draw:mime-type="image/png">
            <text:p/>
          </draw:image>
        </draw:frame>
        <draw:frame draw:style-name="gr11" draw:text-style-name="P1" draw:layer="layout" svg:width="3.25cm" svg:height="2.47cm" svg:x="-9.75cm" svg:y="32.5cm">
          <draw:image xlink:href="Pictures/10000001000001AA0000015E2BE1334AA1D357CC.png" xlink:type="simple" xlink:show="embed" xlink:actuate="onLoad" draw:mime-type="image/png">
            <text:p/>
          </draw:image>
        </draw:frame>
        <draw:frame draw:style-name="gr10" draw:text-style-name="P2" draw:layer="layout" svg:width="18.999cm" svg:height="16.979cm" svg:x="22.001cm" svg:y="-6.75cm">
          <draw:image xlink:href="Pictures/1000000100000329000002D323C830D762F7E997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2" draw:text-style-name="P2" draw:layer="layout" svg:width="18.999cm" svg:height="4.952cm" svg:x="12.354cm" svg:y="0.797cm">
          <draw:image xlink:href="Pictures/1000000100000329000002D323C830D762F7E997.png" xlink:type="simple" xlink:show="embed" xlink:actuate="onLoad" draw:mime-type="image/png">
            <text:p/>
          </draw:image>
        </draw:frame>
        <draw:frame draw:style-name="gr13" draw:text-style-name="P2" draw:layer="layout" svg:width="18.999cm" svg:height="3.749cm" svg:x="12.354cm" svg:y="5.751cm">
          <draw:image xlink:href="Pictures/1000000100000329000002D323C830D762F7E997.png" xlink:type="simple" xlink:show="embed" xlink:actuate="onLoad" draw:mime-type="image/png">
            <text:p/>
          </draw:image>
        </draw:frame>
        <draw:frame draw:style-name="gr10" draw:text-style-name="P2" draw:layer="layout" svg:width="9.5cm" svg:height="0.794cm" svg:x="16.25cm" svg:y="10.25cm">
          <draw:image xlink:href="Pictures/10000001000003B00000004F0A113052D985338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11:42:31.366308855</meta:creation-date>
    <meta:editing-duration>PT2H16M58S</meta:editing-duration>
    <meta:editing-cycles>3</meta:editing-cycles>
    <meta:generator>LibreOffice/7.3.7.2$Linux_X86_64 LibreOffice_project/30$Build-2</meta:generator>
    <dc:date>2023-10-09T17:33:25.704681801</dc:date>
    <meta:document-statistic meta:object-count="15"/>
  </office:meta>
</office:document-meta>
</file>